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3395fd"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55a58" officeooo:paragraph-rsid="003395fd" style:font-weight-asian="bold"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3395fd"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8"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9"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40"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43"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5"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reak-before="pag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6"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499cm" fo:margin-right="0cm" fo:margin-top="0cm" fo:margin-bottom="0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06b159" officeooo:paragraph-rsid="00358e2c"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23b228" officeooo:paragraph-rsid="00358e2c"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6b159" style:font-size-asian="8pt" style:font-style-asian="normal" style:font-weight-asian="normal" style:font-size-complex="8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2ff8d7"/>
    </style:style>
    <style:style style:name="T3" style:family="text">
      <style:text-properties officeooo:rsid="00144b66"/>
    </style:style>
    <style:style style:name="T4" style:family="text">
      <style:text-properties officeooo:rsid="000588e0"/>
    </style:style>
    <style:style style:name="T5" style:family="text">
      <style:text-properties officeooo:rsid="0017c038"/>
    </style:style>
    <style:style style:name="T6" style:family="text">
      <style:text-properties fo:font-size="9pt" fo:font-style="italic" fo:font-weight="bold" style:font-size-asian="9pt" style:font-style-asian="italic" style:font-weight-asian="bold" style:font-size-complex="9pt" style:font-style-complex="italic" style:font-weight-complex="bold"/>
    </style:style>
    <style:style style:name="T7"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8" style:family="text">
      <style:text-properties fo:font-size="11pt" fo:font-style="normal" officeooo:rsid="0021e97c" style:font-size-asian="11pt" style:font-style-asian="normal" style:font-size-complex="11pt" style:font-style-complex="normal"/>
    </style:style>
    <style:style style:name="T9" style:family="text">
      <style:text-properties fo:font-size="11pt" fo:font-style="normal" officeooo:rsid="002259a3" style:font-size-asian="11pt" style:font-style-asian="normal" style:font-size-complex="11pt" style:font-style-complex="normal"/>
    </style:style>
    <style:style style:name="T10" style:family="text">
      <style:text-properties officeooo:rsid="0021e97c"/>
    </style:style>
    <style:style style:name="T11" style:family="text">
      <style:text-properties officeooo:rsid="002259a3"/>
    </style:style>
    <style:style style:name="T12" style:family="text">
      <style:text-properties officeooo:rsid="00377a85"/>
    </style:style>
    <style:style style:name="T13" style:family="text">
      <style:text-properties fo:font-weight="bold" officeooo:rsid="0006b159" style:font-weight-asian="bold" style:font-weight-complex="bold"/>
    </style:style>
    <style:style style:name="T14" style:family="text">
      <style:text-properties fo:font-weight="bold" officeooo:rsid="002259a3" style:font-weight-asian="bold" style:font-weight-complex="bold"/>
    </style:style>
    <style:style style:name="T15" style:family="text">
      <style:text-properties officeooo:rsid="001c70cf"/>
    </style:style>
    <style:style style:name="T16" style:family="text">
      <style:text-properties fo:color="#000000" loext:opacity="100%" style:text-line-through-style="none" style:text-line-through-type="none" style:text-underline-style="none" officeooo:rsid="00377a85" style:text-blinking="false" fo:background-color="#ffffff" loext:char-shading-value="0" loext:padding="0cm" loext:border="none"/>
    </style:style>
    <style:style style:name="T17"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8" style:family="text">
      <style:text-properties officeooo:rsid="0031a185"/>
    </style:style>
    <style:style style:name="T19" style:family="text">
      <style:text-properties officeooo:rsid="002de0fd"/>
    </style:style>
    <style:style style:name="T20" style:family="text">
      <style:text-properties officeooo:rsid="002c20e4"/>
    </style:style>
    <style:style style:name="T21" style:family="text">
      <style:text-properties fo:font-size="11pt" fo:font-style="normal" officeooo:rsid="00088e3c" style:font-size-asian="11pt" style:font-style-asian="normal" style:font-size-complex="11pt" style:font-style-complex="normal"/>
    </style:style>
    <style:style style:name="T22" style:family="text">
      <style:text-properties fo:font-size="11pt" fo:font-style="normal" officeooo:rsid="002422e9" style:font-size-asian="11pt" style:font-style-asian="normal" style:font-size-complex="11pt" style:font-style-complex="normal"/>
    </style:style>
    <style:style style:name="T23"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area form:name="Bemerkungen" form:control-implementation="ooo:com.sun.star.form.component.TextField" xml:id="control31" form:id="control31" form:tab-index="5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5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5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Einschulungsjahr" form:control-implementation="ooo:com.sun.star.form.component.TextField" xml:id="control46" form:id="control46" form:tab-index="4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vorzeitig" form:control-implementation="ooo:com.sun.star.form.component.CheckBox" xml:id="control47" form:id="control47" form:label="vorzeitig" form:tab-index="4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normal" form:control-implementation="ooo:com.sun.star.form.component.CheckBox" xml:id="control48" form:id="control48" form:label="normal" form:tab-index="4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zurückgestellt" form:control-implementation="ooo:com.sun.star.form.component.CheckBox" xml:id="control49" form:id="control49" form:label="zurückgestellt" form:tab-index="46"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Grundschule" form:control-implementation="ooo:com.sun.star.form.component.TextField" xml:id="control50" form:id="control50" form:tab-index="4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GY" form:control-implementation="ooo:com.sun.star.form.component.CheckBox" xml:id="control51" form:id="control51" form:label="GY" form:tab-index="4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GY/RS" form:control-implementation="ooo:com.sun.star.form.component.CheckBox" xml:id="control52" form:id="control52" form:label="GY/RS" form:tab-index="4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RS" form:control-implementation="ooo:com.sun.star.form.component.CheckBox" xml:id="control53" form:id="control53" form:label="RS" form:tab-index="5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RS/HS" form:control-implementation="ooo:com.sun.star.form.component.CheckBox" xml:id="control54" form:id="control54" form:label="RS/HS" form:tab-index="5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HS" form:control-implementation="ooo:com.sun.star.form.component.CheckBox" xml:id="control55" form:id="control55" form:label="HS" form:tab-index="5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Wiederholte Jahrgänge" form:control-implementation="ooo:com.sun.star.form.component.TextField" xml:id="control56" form:id="control56" form:tab-index="5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Übersprungene Jahrgänge" form:control-implementation="ooo:com.sun.star.form.component.TextField" xml:id="control57" form:id="control57" form:tab-index="5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text:span text:style-name="T2">weiterführende Schule</text:span></text:p>
      <text:p text:style-name="P2"/>
      <text:p text:style-name="P3">Schüler<text:span text:style-name="T3">in / Schüler</text:span></text:p>
      <text:p text:style-name="P4"><text:tab/>Name<text:tab/><text:span text:style-name="T4">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3">Namenszusatz<text:tab/>Geschlecht</text:span></text:p>
      <text:p text:style-name="P8"><text:tab/><draw:control text:anchor-type="as-char" draw:z-index="34" draw:name="Form3" draw:style-name="gr1" draw:text-style-name="P9" svg:width="8cm" svg:height="0.56cm" draw:control="control35"/><text:span text:style-name="T4"><text:tab/></text:span><text:span text:style-name="T4"><draw:control text:anchor-type="as-char" draw:z-index="12" draw:name="Form4" draw:style-name="gr2" draw:text-style-name="P6" svg:width="3.751cm" svg:height="0.56cm" draw:control="control13"/></text:span><text:span text:style-name="T4"><text:tab/></text:span><text:span text:style-name="T4"><draw:control text:anchor-type="as-char" draw:z-index="13" draw:name="Form5" draw:style-name="gr2" draw:text-style-name="P6" svg:width="3.751cm" svg:height="0.56cm" draw:control="control14"/></text:span></text:p>
      <text:p text:style-name="P10"><text:tab/><text:span text:style-name="T4">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4">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4">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4">Geburtsland</text:span></text:p>
      <text:p text:style-name="P12"><text:tab/><draw:control text:anchor-type="as-char" draw:z-index="36" draw:name="Form13" draw:style-name="gr1" draw:text-style-name="P9" svg:width="8cm" svg:height="0.56cm" draw:control="control37"/></text:p>
      <text:p text:style-name="P14"><text:tab/><text:span text:style-name="T4">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5">Verkehrssprache in der Familie<text:tab/>Zuzugsjahr<text:tab/>Aussiedler</text:span></text:p>
      <text:p text:style-name="P16"><text:span text:style-name="T6"><text:tab/></text:span><text:span text:style-name="T6"><draw:control text:anchor-type="as-char" draw:z-index="11" draw:name="Form16" draw:style-name="gr1" draw:text-style-name="P9" svg:width="8cm" svg:height="0.56cm" draw:control="control12"/></text:span><text:span text:style-name="T6"><text:tab/></text:span><text:span text:style-name="T6"><draw:control text:anchor-type="as-char" draw:z-index="33" draw:name="Form17" draw:style-name="gr1" draw:text-style-name="P9" svg:width="3.751cm" svg:height="0.56cm" draw:control="control34"/></text:span><text:span text:style-name="T6"><text:tab/></text:span><text:span text:style-name="T7"><draw:control text:anchor-type="as-char" draw:z-index="35" draw:name="Form18" draw:style-name="gr2" draw:text-style-name="P6" svg:width="3.751cm" svg:height="0.56cm" draw:control="control36"/></text:span></text:p>
      <text:p text:style-name="P17"><text:span text:style-name="T8">Mutter, </text:span><text:span text:style-name="T9">sofern erziehungsberechtigt</text:span></text:p>
      <text:p text:style-name="P18"><text:tab/><text:span text:style-name="T10">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4">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1">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2">*</text:span><text:tab/>E-Mail <text:span text:style-name="T12">privat*</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3">Vater, </text:span><text:span text:style-name="T14">sofern erziehungsberechtigt</text:span></text:p>
      <text:p text:style-name="P24"><text:tab/><text:span text:style-name="T15">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4">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1">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2">*</text:span><text:tab/>E-Mail <text:span text:style-name="T12">privat*</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6">*) </text:span><text:span text:style-name="T17">Soweit im Einzelfall nicht erforderlich, ist die Angabe freiwillig und jederzeit widerrufbar</text:span> </text:p>
      <text:p text:style-name="P27"/>
      <text:p text:style-name="P28"><text:span text:style-name="T18">Teilnahme am Religionsu</text:span>nterricht <text:span text:style-name="T19">(in der Regel die eigene Konfession)</text:span></text:p>
      <text:p text:style-name="P29"><text:tab/><text:span text:style-name="T19">Teilnehmen an</text:span><text:line-break/><text:tab/><text:span text:style-name="T4"><draw:control text:anchor-type="as-char" draw:z-index="28" draw:name="Form37" draw:style-name="gr2" draw:text-style-name="P6" svg:width="3.5cm" svg:height="0.56cm" draw:control="control29"/></text:span><text:span text:style-name="T4"><text:tab/></text:span><text:span text:style-name="T4"><draw:control text:anchor-type="as-char" draw:z-index="41" draw:name="Form38" draw:style-name="gr2" draw:text-style-name="P6" svg:width="3.8cm" svg:height="0.56cm" draw:control="control42"/></text:span><text:span text:style-name="T4"><text:tab/></text:span><text:span text:style-name="T4"><draw:control text:anchor-type="as-char" draw:z-index="42" draw:name="Form39" draw:style-name="gr2" draw:text-style-name="P6" svg:width="3.5cm" svg:height="0.56cm" draw:control="control43"/></text:span><text:span text:style-name="T4"><text:tab/></text:span><text:span text:style-name="T4"><draw:control text:anchor-type="as-char" draw:z-index="29" draw:name="Form40" draw:style-name="gr2" draw:text-style-name="P6" svg:width="4.19cm" svg:height="0.56cm" draw:control="control30"/></text:span></text:p>
      <text:p text:style-name="P30">Betreuung</text:p>
      <text:p text:style-name="P31"><text:tab/><text:span text:style-name="T20">Ich wünsche folgende Betreuung</text:span><text:line-break/><text:tab/><text:span text:style-name="T4"><draw:control text:anchor-type="as-char" draw:z-index="43" draw:name="Form41" draw:style-name="gr2" draw:text-style-name="P6" svg:width="1.701cm" svg:height="0.56cm" draw:control="control44"/></text:span><text:span text:style-name="T4"><text:tab/></text:span><text:span text:style-name="T4"><draw:control text:anchor-type="as-char" draw:z-index="44" draw:name="Form42" draw:style-name="gr2" draw:text-style-name="P6" svg:width="4.1cm" svg:height="0.56cm" draw:control="control45"/></text:span></text:p>
      <text:p text:style-name="P32">Grundschulbesuch</text:p>
      <text:p text:style-name="P33"><text:tab/><text:span text:style-name="T4">Einschulungsjahr<text:tab/>Einschulungsart</text:span></text:p>
      <text:p text:style-name="P34"><text:tab/><draw:control text:anchor-type="as-char" draw:z-index="45" draw:name="Form43" draw:style-name="gr1" draw:text-style-name="P9" svg:width="8cm" svg:height="0.56cm" draw:control="control46"/><text:tab/><text:span text:style-name="T4"><draw:control text:anchor-type="as-char" draw:z-index="46" draw:name="Form44" draw:style-name="gr2" draw:text-style-name="P6" svg:width="2.087cm" svg:height="0.56cm" draw:control="control47"/></text:span><text:span text:style-name="T4"> <text:s text:c="6"/></text:span><text:span text:style-name="T4"><draw:control text:anchor-type="as-char" draw:z-index="47" draw:name="Form45" draw:style-name="gr2" draw:text-style-name="P6" svg:width="1.938cm" svg:height="0.56cm" draw:control="control48"/></text:span><text:span text:style-name="T4"><text:s text:c="6"/></text:span><text:span text:style-name="T4"><draw:control text:anchor-type="as-char" draw:z-index="48" draw:name="Form46" draw:style-name="gr2" draw:text-style-name="P6" svg:width="2.883cm" svg:height="0.56cm" draw:control="control49"/></text:span></text:p>
      <text:p text:style-name="P35"><text:tab/>Name der Grundschule<text:tab/>Übergangsempfehlung</text:p>
      <text:p text:style-name="P34"><text:tab/><draw:control text:anchor-type="as-char" draw:z-index="49" draw:name="Form47" draw:style-name="gr1" draw:text-style-name="P9" svg:width="8cm" svg:height="0.56cm" draw:control="control50"/><text:tab/><text:span text:style-name="T4"><draw:control text:anchor-type="as-char" draw:z-index="50" draw:name="Form48" draw:style-name="gr2" draw:text-style-name="P6" svg:width="1.068cm" svg:height="0.56cm" draw:control="control51"/></text:span><text:span text:style-name="T4"> <text:s text:c="5"/></text:span><text:span text:style-name="T4"><draw:control text:anchor-type="as-char" draw:z-index="51" draw:name="Form49" draw:style-name="gr2" draw:text-style-name="P6" svg:width="1.601cm" svg:height="0.56cm" draw:control="control52"/></text:span><text:span text:style-name="T4"><text:s text:c="6"/></text:span><text:span text:style-name="T4"><draw:control text:anchor-type="as-char" draw:z-index="52" draw:name="Form50" draw:style-name="gr2" draw:text-style-name="P6" svg:width="1.04cm" svg:height="0.56cm" draw:control="control53"/></text:span><text:span text:style-name="T4"><text:s text:c="6"/></text:span><text:span text:style-name="T4"><draw:control text:anchor-type="as-char" draw:z-index="53" draw:name="Form51" draw:style-name="gr2" draw:text-style-name="P6" svg:width="1.601cm" svg:height="0.56cm" draw:control="control54"/></text:span><text:span text:style-name="T4"><text:s text:c="5"/></text:span><text:span text:style-name="T4"><draw:control text:anchor-type="as-char" draw:z-index="54" draw:name="Form52" draw:style-name="gr2" draw:text-style-name="P6" svg:width="1.019cm" svg:height="0.56cm" draw:control="control55"/></text:span></text:p>
      <text:p text:style-name="P35"><text:tab/>Wiederholte Jahrgänge<text:tab/>Übersprungene Jahrgänge</text:p>
      <text:p text:style-name="P34"><text:tab/><draw:control text:anchor-type="as-char" draw:z-index="55" draw:name="Form53" draw:style-name="gr1" draw:text-style-name="P9" svg:width="8cm" svg:height="0.56cm" draw:control="control56"/><text:tab/><draw:control text:anchor-type="as-char" draw:z-index="56" draw:name="Form54" draw:style-name="gr1" draw:text-style-name="P9" svg:width="8cm" svg:height="0.56cm" draw:control="control57"/></text:p>
      <text:p text:style-name="P36"><text:span text:style-name="T21">S</text:span><text:span text:style-name="T22">o</text:span><text:span text:style-name="T21">nstiges</text:span><text:tab/></text:p>
      <text:p text:style-name="P37"><text:tab/><text:span text:style-name="T19">Gesundheitliche Beeinträchtigungen / körperliche Behinderungen / sonderpädagogischer Förderbedarf etc.</text:span></text:p>
      <text:p text:style-name="P38"><text:tab/><draw:control text:anchor-type="as-char" draw:z-index="30" draw:name="Form55" draw:style-name="gr3" draw:text-style-name="P9" svg:width="16.5cm" svg:height="2.241cm" draw:control="control31"/></text:p>
      <text:p text:style-name="P39"><text:tab/>Ich möchte <text:span text:style-name="T19">mit folgenden Mitschülern in eine Klasse (max. zwei Nennungen)</text:span></text:p>
      <text:p text:style-name="P38"><text:tab/><draw:control text:anchor-type="as-char" draw:z-index="31" draw:name="Form56" draw:style-name="gr1" draw:text-style-name="P9" svg:width="16.5cm" svg:height="1.121cm" draw:control="control32"/></text:p>
      <text:p text:style-name="P40">Notfallkontakt</text:p>
      <text:p text:style-name="P41">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42">Notfallkontakte</text:p>
      <text:p text:style-name="P43"><draw:control text:anchor-type="as-char" draw:z-index="32" draw:name="Form57" draw:style-name="gr1" draw:text-style-name="P9" svg:width="16.5cm" svg:height="2.357cm" draw:control="control33"/></text:p>
      <text:p text:style-name="P44"/>
      <text:p text:style-name="P45">Hinweis</text:p>
      <text:p text:style-name="P46">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7"/>
      <text:p text:style-name="P47"/>
      <text:p text:style-name="P48">Hiermit bestätige ich die Richtigkeit meiner Angaben. Änderungen werde ich der Schule umgehend mitteilen. </text:p>
      <text:p text:style-name="P49"/>
      <text:p text:style-name="P49"/>
      <text:p text:style-name="P50">_____________________________<text:tab/></text:p>
      <text:p text:style-name="P51">Ort, Datum</text:p>
      <text:p text:style-name="P50"/>
      <text:p text:style-name="P50"/>
      <text:p text:style-name="P50">________________________________________________________<text:line-break/>Unterschrift des/der Erziehungsberechtigten</text:p>
      <text:p text:style-name="P49"/>
      <text:p text:style-name="P49"/>
      <text:p text:style-name="P52"/>
      <text:p text:style-name="P53">(Für die Anmeldung genügt die Unterschrift eines <text:span text:style-name="T23">Elternteils</text:span>. Nach § 1686 BGB ist dieser <text:span text:style-name="T23">Elternteil</text:span> verpflichtet, das andere sorgeberechtigte Elternteil über die Anmeldung und schulische Belange zu informieren und erforderliche Einverständnisse einzuholen. <text:span text:style-name="T23">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2T13:03:02.108972800</dc:date>
    <meta:editing-duration>P1DT1H12M6S</meta:editing-duration>
    <meta:editing-cycles>32</meta:editing-cycles>
    <meta:generator>LibreOffice/25.8.3.2$Windows_X86_64 LibreOffice_project/8ca8d55c161d602844f5428fa4b58097424e324e</meta:generator>
    <meta:document-statistic meta:table-count="0" meta:image-count="0" meta:object-count="0" meta:page-count="3" meta:paragraph-count="67" meta:word-count="354" meta:character-count="3020" meta:non-whitespace-character-count="2594"/>
  </office:meta>
</office:document-meta>
</file>